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7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8.56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4.528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listings.csv_20_detail_20_v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1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ings.csv detail v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Data Dictionary for listings.csv detailed fil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2">
          <table:table-cell table:style-name="ce2" office:value-type="string" calcext:value-type="string">
            <text:p>File Name</text:p>
          </table:table-cell>
          <table:table-cell table:style-name="ce8" office:value-type="string" calcext:value-type="string">
            <text:p>listings.csv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te Introduced</text:p>
          </table:table-cell>
          <table:table-cell table:style-name="ce9" office:value-type="date" office:date-value="2020-08-01" calcext:value-type="date">
            <text:p>août, 20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0" table:number-columns-spanned="4" table:number-rows-spanned="1"/>
          <table:covered-table-cell table:number-columns-repeated="3"/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alculate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Reference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style-name="ce11" office:value-type="string" calcext:value-type="string">
            <text:p>Airbnb's unique identifier for the listing</text:p>
          </table:table-cell>
          <table:table-cell table:style-name="ce11"/>
          <table:table-cell table:number-columns-repeated="1019"/>
        </table:table-row>
        <table:table-row table:style-name="ro3">
          <table:table-cell table:style-name="ce5" office:value-type="string" calcext:value-type="string">
            <text:p>host_id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style-name="ce11" office:value-type="string" calcext:value-type="string">
            <text:p>Airbnb's unique identifier for the host/user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5" office:value-type="string" calcext:value-type="string">
            <text:p>host_response_time</text:p>
          </table:table-cell>
          <table:table-cell table:style-name="ce5" table:number-columns-repeated="2"/>
          <table:table-cell table:style-name="ce11" table:number-columns-repeated="2"/>
          <table:table-cell table:number-columns-repeated="1019"/>
        </table:table-row>
        <table:table-row table:style-name="ro2">
          <table:table-cell table:style-name="ce5" office:value-type="string" calcext:value-type="string">
            <text:p>host_response_rate</text:p>
          </table:table-cell>
          <table:table-cell table:style-name="ce5" table:number-columns-repeated="2"/>
          <table:table-cell table:style-name="ce11" table:number-columns-repeated="2"/>
          <table:table-cell table:number-columns-repeated="1019"/>
        </table:table-row>
        <table:table-row table:style-name="ro4">
          <table:table-cell table:style-name="ce5" office:value-type="string" calcext:value-type="string">
            <text:p>host_acceptance_rate</text:p>
          </table:table-cell>
          <table:table-cell table:style-name="ce5" table:number-columns-repeated="2"/>
          <table:table-cell table:style-name="ce11" office:value-type="string" calcext:value-type="string">
            <text:p>That rate at which a host accepts booking requests.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5" office:value-type="string" calcext:value-type="string">
            <text:p>host_is_superhost</text:p>
          </table:table-cell>
          <table:table-cell table:style-name="ce5" office:value-type="string" calcext:value-type="string">
            <text:p>boolean [t=true; f=false]</text:p>
          </table:table-cell>
          <table:table-cell table:style-name="ce5"/>
          <table:table-cell table:style-name="ce11" table:number-columns-repeated="2"/>
          <table:table-cell table:number-columns-repeated="1019"/>
        </table:table-row>
        <table:table-row table:style-name="ro4">
          <table:table-cell table:style-name="ce5" office:value-type="string" calcext:value-type="string">
            <text:p>host_listings_count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11" office:value-type="string" calcext:value-type="string">
            <text:p>The number of listings the host has (per Airbnb calculations)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5" office:value-type="string" calcext:value-type="string">
            <text:p>host_total_listings_count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11" office:value-type="string" calcext:value-type="string">
            <text:p>The number of listings the host has (per Airbnb calculations)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numeric</text:p>
          </table:table-cell>
          <table:table-cell table:style-name="ce5"/>
          <table:table-cell table:style-name="ce11" office:value-type="string" calcext:value-type="string">
            <text:p>Uses the World Geodetic System (WGS84) projection for latitude and longitude.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numeric</text:p>
          </table:table-cell>
          <table:table-cell table:style-name="ce5"/>
          <table:table-cell table:style-name="ce11" office:value-type="string" calcext:value-type="string">
            <text:p>Uses the World Geodetic System (WGS84) projection for latitude and longitude.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5" office:value-type="string" calcext:value-type="string">
            <text:p>property_typ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11" office:value-type="string" calcext:value-type="string">
            <text:p>Self selected property type. Hotels and Bed and Breakfasts are described as such by their hosts in this field</text:p>
          </table:table-cell>
          <table:table-cell table:style-name="ce11"/>
          <table:table-cell table:number-columns-repeated="1019"/>
        </table:table-row>
        <table:table-row table:style-name="ro6">
          <table:table-cell table:style-name="ce5" office:value-type="string" calcext:value-type="string">
            <text:p>room_typ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11" office:value-type="string" calcext:value-type="string">
            <text:p>[Entire home/apt|Private room|Shared room|Hotel]</text:p>
            <text:p/>
            <text:p>All homes are grouped into the following three room types:</text:p>
            <text:p/>
            <text:p>Entire place</text:p>
            <text:p>Private room</text:p>
            <text:p>Shared room</text:p>
            <text:p>Entire place</text:p>
          </table:table-cell>
          <table:table-cell table:style-name="ce12" office:value-type="string" calcext:value-type="string">
            <text:p><text:a xlink:href="https://www.airbnb.com/help/article/5/what-does-the-room-type-of-a-listing-mean" xlink:type="simple">https://www.airbnb.com/help/article/5/what-does-the-room-type-of-a-listing-mean</text:a>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accommodates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style-name="ce11" office:value-type="string" calcext:value-type="string">
            <text:p>The maximum capacity of the listing</text:p>
          </table:table-cell>
          <table:table-cell table:style-name="ce11"/>
          <table:table-cell table:number-columns-repeated="1019"/>
        </table:table-row>
        <table:table-row table:style-name="ro7">
          <table:table-cell table:style-name="ce5" office:value-type="string" calcext:value-type="string">
            <text:p>bathrooms_text</text:p>
          </table:table-cell>
          <table:table-cell table:style-name="ce5" office:value-type="string" calcext:value-type="string">
            <text:p>string</text:p>
          </table:table-cell>
          <table:table-cell table:style-name="ce5"/>
          <table:table-cell table:style-name="ce11" office:value-type="string" calcext:value-type="string">
            <text:p>The number of bathrooms in the listing. </text:p>
            <text:p>On the Airbnb web-site, the bathrooms field has evolved from a number to a textual description. For older scrapes, bathrooms is used.</text:p>
          </table:table-cell>
          <table:table-cell table:style-name="ce11"/>
          <table:table-cell table:number-columns-repeated="1019"/>
        </table:table-row>
        <table:table-row table:style-name="ro3">
          <table:table-cell table:style-name="ce5" office:value-type="string" calcext:value-type="string">
            <text:p>bedrooms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style-name="ce11" office:value-type="string" calcext:value-type="string">
            <text:p>The number of bedrooms</text:p>
          </table:table-cell>
          <table:table-cell table:style-name="ce11"/>
          <table:table-cell table:number-columns-repeated="1019"/>
        </table:table-row>
        <table:table-row table:style-name="ro3">
          <table:table-cell table:style-name="ce5" office:value-type="string" calcext:value-type="string">
            <text:p>beds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style-name="ce11" office:value-type="string" calcext:value-type="string">
            <text:p>The number of bed(s)</text:p>
          </table:table-cell>
          <table:table-cell table:style-name="ce11"/>
          <table:table-cell table:number-columns-repeated="1019"/>
        </table:table-row>
        <table:table-row table:style-name="ro3"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11" office:value-type="string" calcext:value-type="string">
            <text:p>daily price in local currency</text:p>
          </table:table-cell>
          <table:table-cell table:style-name="ce11"/>
          <table:table-cell table:number-columns-repeated="1019"/>
        </table:table-row>
        <table:table-row table:style-name="ro3">
          <table:table-cell table:style-name="ce5" office:value-type="string" calcext:value-type="string">
            <text:p>number_of_reviews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style-name="ce11" office:value-type="string" calcext:value-type="string">
            <text:p>The number of reviews the listing has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5" office:value-type="string" calcext:value-type="string">
            <text:p>review_scores_rating</text:p>
          </table:table-cell>
          <table:table-cell table:style-name="ce5" table:number-columns-repeated="2"/>
          <table:table-cell table:style-name="ce11" table:number-columns-repeated="2"/>
          <table:table-cell table:number-columns-repeated="1019"/>
        </table:table-row>
        <table:table-row table:style-name="ro2" table:number-rows-repeated="8">
          <table:table-cell table:style-name="ce5"/>
          <table:table-cell table:number-columns-repeated="1023"/>
        </table:table-row>
        <table:table-row table:style-name="ro8" table:number-rows-repeated="1048446">
          <table:table-cell table:number-columns-repeated="1024"/>
        </table:table-row>
        <table:table-row table:style-name="ro9" table:number-rows-repeated="9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 number:style="long" number:textual="true"/>
      <number:text>, 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1:29:45.923039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ings.csv_20_detail_20_v4" style:display-name="PageStyle_listings.csv detail v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ings.csv_20_detail_20_v3" style:display-name="PageStyle_listings.csv detail 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ings.csv_20_summary_20_v2" style:display-name="PageStyle_listings.csv summary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ings.csv_20_summary_20_v1" style:display-name="PageStyle_listings.csv summary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ews.csv_20_v1" style:display-name="PageStyle_reviews.csv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.csv_20_v2" style:display-name="PageStyle_calendar.csv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.csv_20_v1" style:display-name="PageStyle_calendar.csv v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8T11:34:49.986942012</dc:date>
    <meta:editing-duration>PT5M4S</meta:editing-duration>
    <meta:editing-cycles>1</meta:editing-cycles>
    <meta:document-statistic meta:table-count="1" meta:cell-count="63" meta:object-count="0"/>
  </office:meta>
</office:document-meta>
</file>